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tonio Light" svg:font-family="'Antonio Light'" style:font-pitch="variable"/>
    <style:font-face style:name="Antonio Medium" svg:font-family="'Antoni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ntonio Medium" fo:font-size="20pt" officeooo:rsid="0015acdc" officeooo:paragraph-rsid="0015acdc" style:font-size-asian="20pt" style:font-size-complex="20pt"/>
    </style:style>
    <style:style style:name="P2" style:family="paragraph" style:parent-style-name="Standard">
      <style:text-properties style:font-name="Antonio Medium" fo:font-size="10.5pt" officeooo:rsid="0015acdc" officeooo:paragraph-rsid="0015acdc" style:font-size-asian="9.14999961853027pt" style:font-size-complex="10.5pt"/>
    </style:style>
    <style:style style:name="P3" style:family="paragraph" style:parent-style-name="Standard" style:list-style-name="L1">
      <style:text-properties style:font-name="Antonio Light" fo:font-size="10.5pt" officeooo:rsid="0015acdc" officeooo:paragraph-rsid="0015acdc" style:font-size-asian="9.14999961853027pt" style:font-size-complex="10.5pt"/>
    </style:style>
    <style:style style:name="P4" style:family="paragraph" style:parent-style-name="Standard" style:list-style-name="L2">
      <style:text-properties style:font-name="Antonio Light" fo:font-size="10.5pt" officeooo:rsid="0015acdc" officeooo:paragraph-rsid="0015acdc" style:font-size-asian="9.14999961853027pt" style:font-size-complex="10.5pt"/>
    </style:style>
    <style:style style:name="P5" style:family="paragraph" style:parent-style-name="Standard">
      <style:text-properties style:font-name="Antonio Light" fo:font-size="10.5pt" officeooo:rsid="0015acdc" officeooo:paragraph-rsid="0015acdc" style:font-size-asian="9.14999961853027pt" style:font-size-complex="10.5pt"/>
    </style:style>
    <style:style style:name="P6" style:family="paragraph" style:parent-style-name="Standard">
      <style:text-properties style:font-name="Antonio Light" fo:font-size="20pt" officeooo:rsid="001781a3" officeooo:paragraph-rsid="001781a3" style:font-size-asian="20pt" style:font-size-complex="20pt"/>
    </style:style>
    <style:style style:name="P7" style:family="paragraph" style:parent-style-name="Standard">
      <style:text-properties style:font-name="Antonio Light" fo:font-size="12pt" officeooo:rsid="001781a3" officeooo:paragraph-rsid="001781a3" style:font-size-asian="10.5pt" style:font-size-complex="12pt"/>
    </style:style>
    <style:style style:name="P8" style:family="paragraph" style:parent-style-name="Standard" style:list-style-name="L1">
      <style:text-properties style:font-name="Antonio Medium" fo:font-size="10.5pt" officeooo:rsid="0015acdc" officeooo:paragraph-rsid="0015acdc" style:font-size-asian="9.14999961853027pt" style:font-size-complex="10.5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1 Assignment Codeigniter</text:p>
      <text:list xml:id="list3828079102" text:style-name="L1">
        <text:list-item>
          <text:p text:style-name="P3">make a insert page (form with input: title,body)</text:p>
        </text:list-item>
        <text:list-item>
          <text:p text:style-name="P3">make a edit/delete page (form with input box: title, body)</text:p>
        </text:list-item>
      </text:list>
      <text:p text:style-name="P2"/>
      <text:p text:style-name="P1">#2 Assignment Codeigniter</text:p>
      <text:list xml:id="list3901813264" text:style-name="L2">
        <text:list-item>
          <text:p text:style-name="P4">modify insert page with insert email and password</text:p>
        </text:list-item>
        <text:list-item>
          <text:p text:style-name="P4">make login page</text:p>
        </text:list-item>
        <text:list-item>
          <text:p text:style-name="P4">make dashboard</text:p>
        </text:list-item>
      </text:list>
      <text:p text:style-name="P5">---------------------------------------------------------------------------------------------------------------------------------------</text:p>
      <text:p text:style-name="P6">Big Picture</text:p>
      <text:p text:style-name="P7">Build a E-Zine blog where you can login, you can post articles, pictures with caption. There are designed templates to choose from (ex.modern minimalist: posted text and pictures will appear in the template areas) and there are also themes (girly,tech,masculine,sport,science <text:span text:style-name="T1">css</text:span>). </text:p>
      <text:p text:style-name="P7">----------------------------------------------------------------------------------------------------------------------</text:p>
      <text:list xml:id="list220002807329270" text:continue-list="list3828079102" text:style-name="L1">
        <text:list-header>
          <text:p text:style-name="P8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ntonio Light" svg:font-family="'Antonio Light'" style:font-pitch="variable"/>
    <style:font-face style:name="Antonio Medium" svg:font-family="'Antoni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4T21:00:44.760892388</meta:creation-date>
    <dc:date>2021-06-04T22:00:00.904259978</dc:date>
    <meta:editing-duration>PT18M42S</meta:editing-duration>
    <meta:editing-cycles>2</meta:editing-cycles>
    <meta:generator>LibreOffice/7.1.3.2$Linux_X86_64 LibreOffice_project/10$Build-2</meta:generator>
    <meta:document-statistic meta:table-count="0" meta:image-count="0" meta:object-count="0" meta:page-count="1" meta:paragraph-count="12" meta:word-count="88" meta:character-count="786" meta:non-whitespace-character-count="714"/>
  </office:meta>
</office:document-meta>
</file>